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text-properties fo:language="es" fo:country="ES"/>
    </style:style>
    <style:style style:name="P2" style:parent-style-name="Normal" style:family="paragraph">
      <style:text-properties fo:language="es" fo:country="ES"/>
    </style:style>
    <style:style style:name="P3" style:parent-style-name="Subtítulo" style:family="paragraph">
      <style:text-properties fo:font-size="14pt" style:font-size-asian="14pt" style:font-size-complex="14pt" fo:language="es" fo:country="ES"/>
    </style:style>
    <style:style style:name="T4" style:parent-style-name="Fuentedepárrafopredeter." style:family="text">
      <style:text-properties fo:language="es" fo:country="ES"/>
    </style:style>
    <style:style style:name="T5" style:parent-style-name="Fuentedepárrafopredeter." style:family="text">
      <style:text-properties fo:font-style="italic" style:font-style-asian="italic" style:font-style-complex="italic"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Hipervínculo" style:family="text">
      <style:text-properties fo:language="es" fo:country="ES"/>
    </style:style>
    <style:style style:name="P9" style:parent-style-name="Normal" style:family="paragraph">
      <style:text-properties fo:language="es" fo:country="ES"/>
    </style:style>
    <style:style style:name="P10" style:parent-style-name="Subtítulo" style:family="paragraph">
      <style:text-properties fo:font-size="14pt" style:font-size-asian="14pt" style:font-size-complex="14pt" fo:language="es" fo:country="ES"/>
    </style:style>
    <style:style style:name="P11" style:parent-style-name="Normal" style:family="paragraph">
      <style:text-properties fo:language="es" fo:country="ES"/>
    </style:style>
    <style:style style:name="P12" style:parent-style-name="Normal" style:family="paragraph">
      <style:text-properties fo:language="es" fo:country="ES"/>
    </style:style>
    <style:style style:name="P13" style:parent-style-name="Párrafodelista" style:list-style-name="LFO1" style:family="paragraph">
      <style:text-properties fo:language="es" fo:country="ES"/>
    </style:style>
    <style:style style:name="P14" style:parent-style-name="Párrafodelista" style:list-style-name="LFO1" style:family="paragraph">
      <style:text-properties fo:language="es" fo:country="ES"/>
    </style:style>
    <style:style style:name="P15" style:parent-style-name="Párrafodelista" style:list-style-name="LFO1" style:family="paragraph">
      <style:paragraph-properties fo:text-align="justify"/>
      <style:text-properties fo:language="es" fo:country="ES"/>
    </style:style>
    <style:style style:name="P16" style:parent-style-name="Normal" style:family="paragraph">
      <style:text-properties fo:language="es" fo:country="ES"/>
    </style:style>
    <style:style style:name="P17" style:parent-style-name="Subtítulo" style:family="paragraph">
      <style:text-properties fo:font-size="14pt" style:font-size-asian="14pt" style:font-size-complex="14pt" fo:language="es" fo:country="ES"/>
    </style:style>
    <style:style style:name="T18" style:parent-style-name="Fuentedepárrafopredeter." style:family="text">
      <style:text-properties fo:font-size="12pt" style:font-size-asian="12pt" style:font-size-complex="12pt" fo:language="es" fo:country="ES"/>
    </style:style>
    <style:style style:name="T19" style:parent-style-name="Fuentedepárrafopredeter." style:family="text">
      <style:text-properties fo:language="es" fo:country="ES"/>
    </style:style>
    <style:style style:name="P20" style:parent-style-name="Normal" style:family="paragraph">
      <style:paragraph-properties fo:text-align="justify"/>
      <style:text-properties fo:language="es" fo:country="ES"/>
    </style:style>
    <style:style style:name="P21" style:parent-style-name="Normal" style:family="paragraph">
      <style:paragraph-properties fo:text-align="justify"/>
      <style:text-properties fo:language="es" fo:country="ES"/>
    </style:style>
    <style:style style:name="P22" style:parent-style-name="Párrafodelista" style:list-style-name="LFO2" style:family="paragraph">
      <style:paragraph-properties fo:text-align="justify"/>
    </style:style>
    <style:style style:name="T23" style:parent-style-name="Fuentedepárrafopredeter." style:family="text">
      <style:text-properties fo:language="es" fo:country="ES"/>
    </style:style>
    <style:style style:name="T24" style:parent-style-name="Fuentedepárrafopredeter." style:family="text">
      <style:text-properties fo:font-style="italic" style:font-style-asian="italic" style:font-style-complex="italic" fo:language="es" fo:country="ES"/>
    </style:style>
    <style:style style:name="P25" style:parent-style-name="Párrafodelista" style:list-style-name="LFO2" style:family="paragraph">
      <style:paragraph-properties fo:text-align="justify"/>
      <style:text-properties fo:language="es" fo:country="ES"/>
    </style:style>
    <style:style style:name="P26" style:parent-style-name="Párrafodelista" style:list-style-name="LFO2" style:family="paragraph">
      <style:paragraph-properties fo:text-align="justify"/>
      <style:text-properties fo:language="es" fo:country="ES"/>
    </style:style>
    <style:style style:name="P27" style:parent-style-name="Párrafodelista" style:list-style-name="LFO2" style:family="paragraph">
      <style:paragraph-properties fo:text-align="justify"/>
      <style:text-properties fo:language="es" fo:country="ES"/>
    </style:style>
    <style:style style:name="P28" style:parent-style-name="Párrafodelista" style:list-style-name="LFO2" style:family="paragraph">
      <style:paragraph-properties fo:text-align="justify"/>
      <style:text-properties fo:language="es" fo:country="ES"/>
    </style:style>
    <style:style style:name="P29" style:parent-style-name="Párrafodelista" style:list-style-name="LFO2" style:family="paragraph">
      <style:paragraph-properties fo:text-align="justify"/>
      <style:text-properties fo:language="es" fo:country="ES"/>
    </style:style>
    <style:style style:name="P30" style:parent-style-name="Subtítulo" style:family="paragraph">
      <style:text-properties fo:font-size="14pt" style:font-size-asian="14pt" style:font-size-complex="14pt" fo:language="es" fo:country="ES"/>
    </style:style>
    <style:style style:name="P31" style:parent-style-name="Subtítulo" style:family="paragraph">
      <style:text-properties fo:font-size="12pt" style:font-size-asian="12pt" style:font-size-complex="12pt" fo:language="es" fo:country="ES"/>
    </style:style>
    <style:style style:name="P32" style:parent-style-name="Párrafodelista" style:list-style-name="LFO3" style:family="paragraph">
      <style:paragraph-properties fo:text-align="justify"/>
      <style:text-properties fo:language="es" fo:country="ES"/>
    </style:style>
    <style:style style:name="P33" style:parent-style-name="Párrafodelista" style:list-style-name="LFO3" style:family="paragraph">
      <style:text-properties fo:language="es" fo:country="ES"/>
    </style:style>
    <style:style style:name="P34" style:parent-style-name="Normal" style:family="paragraph">
      <style:paragraph-properties fo:text-align="justify"/>
      <style:text-properties fo:language="es" fo:country="ES"/>
    </style:style>
    <style:style style:name="P35" style:parent-style-name="Normal" style:family="paragraph">
      <style:paragraph-properties fo:text-align="justify"/>
      <style:text-properties fo:language="es" fo:country="ES"/>
    </style:style>
    <style:style style:name="P36" style:parent-style-name="Subtítulo" style:family="paragraph">
      <style:text-properties fo:font-size="12pt" style:font-size-asian="12pt" style:font-size-complex="12pt" fo:language="es" fo:country="ES"/>
    </style:style>
    <style:style style:name="P37" style:parent-style-name="Normal" style:family="paragraph">
      <style:paragraph-properties fo:text-align="justify"/>
      <style:text-properties fo:language="es" fo:country="ES"/>
    </style:style>
    <style:style style:name="P38" style:parent-style-name="Normal" style:family="paragraph">
      <style:paragraph-properties fo:text-align="justify"/>
      <style:text-properties fo:language="es" fo:country="ES"/>
    </style:style>
    <style:style style:name="P39" style:parent-style-name="Subtítulo" style:family="paragraph">
      <style:text-properties fo:font-size="14pt" style:font-size-asian="14pt" style:font-size-complex="14pt" fo:language="es" fo:country="ES"/>
    </style:style>
    <style:style style:name="P40" style:parent-style-name="Normal" style:family="paragraph">
      <style:paragraph-properties fo:text-align="justify"/>
      <style:text-properties fo:language="es" fo:country="ES"/>
    </style:style>
    <style:style style:name="P41" style:parent-style-name="Párrafodelista" style:list-style-name="LFO4" style:family="paragraph">
      <style:paragraph-properties fo:text-align="justify"/>
      <style:text-properties fo:language="es" fo:country="ES"/>
    </style:style>
    <style:style style:name="P42" style:parent-style-name="Párrafodelista" style:list-style-name="LFO4" style:family="paragraph">
      <style:paragraph-properties fo:text-align="justify"/>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office:automatic-styles>
  <office:body>
    <office:text text:use-soft-page-breaks="true">
      <text:p text:style-name="P1">Defensa y redención de los tiburones.</text:p>
      <text:p text:style-name="P2"/>
      <text:p text:style-name="P3">Introducción.</text:p>
      <text:p text:style-name="Normal"><text:span text:style-name="T4">Este proyecto se encuentra dentro de una serie de proyectos realizados dentro de un Boocamp por la escuela<text:s/></text:span><text:span text:style-name="T5">Ironhack</text:span><text:span text:style-name="T6">.</text:span></text:p>
      <text:p text:style-name="Normal"><text:span text:style-name="T7">La información ha sido obtenida de la web:<text:s/></text:span><text:a xlink:href="https://www.sharkattackfile.net/" office:target-frame-name="_top" xlink:show="replace"><text:span text:style-name="T8">https://www.sharkattackfile.net/</text:span></text:a></text:p>
      <text:p text:style-name="P9"/>
      <text:p text:style-name="P10">Objetivo del análisis.</text:p>
      <text:p text:style-name="P11">Previamente a iniciar el análisis de estos datos se han creado una serie de hipótesis que creo que se pueden resolver apoyándonos en los datos que nos ofrece esta web y contrastando información con otras webs.</text:p>
      <text:p text:style-name="P12">Estas hipótesis son:</text:p>
      <text:list text:style-name="LFO1" text:continue-numbering="true">
        <text:list-item>
          <text:p text:style-name="P13">Se puede crear un perfil tanto del atacante como del perjudicado. Lo cual nos ayudaría tanto a realizar campañas de prevención para evitar daños humanos como medidas para alejar a dicho perfil de tiburón de zonas concretas.<text:s/></text:p>
        </text:list-item>
        <text:list-item>
          <text:p text:style-name="P14">Los enfrentamientos son mayoritariamente daños leves ya que los tiburones que de verdad causan la muerte son una pequeña muestra.</text:p>
        </text:list-item>
        <text:list-item>
          <text:p text:style-name="P15">El número de encuentros ha ido en aumento gracias a las posibilidades de la documentación y de la merma de los ecosistemas y las fuentes de alimentos propia.</text:p>
        </text:list-item>
      </text:list>
      <text:p text:style-name="P16"/>
      <text:p text:style-name="P17">Análisis de datos.</text:p>
      <text:p text:style-name="Subtítulo"><text:span text:style-name="T18">Limpieza</text:span><text:span text:style-name="T19"><text:s/>y preparación de datos.</text:span></text:p>
      <text:p text:style-name="P20">No ha sido un trabajo sencillo, ya que para ellos se han revisado las columnas para homogenizar gran parte del contenido y así sea más fácil llegar a las conclusiones deseadas.</text:p>
      <text:p text:style-name="P21">Ahora enunciaré cada uno de los cambios que se han realizado según el contenido de la tabla:</text:p>
      <text:list text:style-name="LFO2" text:continue-numbering="true">
        <text:list-item>
          <text:p text:style-name="P22"><text:span text:style-name="T23">Eliminación de columnas. Las siguientes columnas se han eliminado por su escaso aporte al análisis: unnamed:</text:span><text:span text:style-name="T24">_11unnamed, _21unnamed, _22case_number, href_formula, Pdf, href', original_order, source, case_number.1.</text:span></text:p>
        </text:list-item>
        <text:list-item>
          <text:p text:style-name="P25">Sexo: se han dejado únicamente dos sexos y se han dejado en blanco aquellos de los que no se tiene más información. Desconocido se equipara a 0, masculino a 2 y femenino a 1.</text:p>
        </text:list-item>
        <text:list-item>
          <text:p text:style-name="P26">Daños: unificación según si ha terminado en una muerte, mordiscos, daños materiales, laceraciones, daños mayores, post mortem, etc. Esto nos permite saber el tipo de interacción.<text:s/>Pero además se ha pasado a una tabla numérica para poder ver también la desviación para conseguir una mejor representación de los datos.</text:p>
        </text:list-item>
        <text:list-item>
          <text:p text:style-name="P27">Especie: se han unificado el contenido de esta tabla dejando a un lado las dimensiones del tiburón ya que lo importante es el tipo y no su contenido.</text:p>
        </text:list-item>
        <text:list-item>
          <text:p text:style-name="P28">Actividad: homogenización de las actividades.</text:p>
        </text:list-item>
        <text:list-item>
          <text:p text:style-name="P29">Países: se han encontrado países con diferentes grafías o formas de nombrarlos, por lo que se ha tendido a unificarlos.<text:s/>Gracias a esta tabla se ha creado otra llamada<text:s/>“oceans_and_seas” para poder representar de una manera más vinculada a la naturaleza las zonas de ataques.</text:p>
        </text:list-item>
      </text:list>
      <text:p text:style-name="P30">Presentación de los datos.</text:p>
      <text:p text:style-name="P31">1<text:s/>y 2º Hipótesis:</text:p>
      <text:list text:style-name="LFO3" text:continue-numbering="true">
        <text:list-item>
          <text:p text:style-name="P32">Prototipo de la víctima<text:s/>y daños causados:<text:s/>hombre, adulto que recibe daños leves mientras que está realizando actividades acuáticas relacionadas con llevar una posición horizontal.</text:p>
        </text:list-item>
        <text:list-item>
          <text:p text:style-name="P33">Prototipo de<text:s/>tiburón:<text:s/>tiburón desconocido o en segunda posición el tiburón blanco que es una especie de grandes dimensiones que requiere de presas grandes para su alimentación. Esto se refuerza con el hecho de que la mayoría de los ataques no son provocados, aunque sin olvidar el número de provocaciones.</text:p>
        </text:list-item>
      </text:list>
      <text:p text:style-name="P34">Esto ya nos indica que los animales animal están faltos de recursos alimenticios por la sobreexplotación de los caladeros y por consiguiente se movilizan a otras zonas donde los humanos realizan todo tipo de actividades.</text:p>
      <text:p text:style-name="P35">Si se realizada un mayor control de la pesca y de las actividades humanas en general pues se evitarían estos problemas.</text:p>
      <text:p text:style-name="P36">3º Hipótesis:</text:p>
      <text:p text:style-name="P37">El número de casos va en aumento a pesar de que el número de tiburones decrece por década. Muchas especies están en peligro de extinción y hay una sobreexplotación de la caza de tiburones.</text:p>
      <text:p text:style-name="P38">Pero hay mayores medios para documentarlos y también una psicosis generada gracias a las películas y al miedo a lo desconocido que produce el mar.</text:p>
      <text:p text:style-name="P39">Conclusión</text:p>
      <text:p text:style-name="P40">El fin de este proyecto me ha llevado a dos tipos de conclusiones: las que han surgido a raíz de trabajo previo que se ha llevado al análisis propio de los datos y las conclusiones, más vinculadas con las hipótesis.</text:p>
      <text:list text:style-name="LFO4" text:continue-numbering="true">
        <text:list-item>
          <text:p text:style-name="P41">Conclusiones previas: están relacionadas a la forma en la que se trabaja la realización de esta base de datos. No existe un protocolo a seguir a la hora de completar cierto tipo de información. Además, encontramos columnas que a simple vista no aportan gran cosa y por otro lado se podría añadir una columna más que haga referencia a la masa de agua en la que se desarrolló el encuentro ya que nos ayudaría a entender mejor el movimiento de una especie u obtener una idea mejor del emplazamiento de ciertas especies.</text:p>
        </text:list-item>
        <text:list-item>
          <text:p text:style-name="P42"><text:span text:style-name="T43">Las gráficas nos muestran que los enfrentamientos con los tiburones no son lo que la cultura popular nos hace pensar</text:span><text:span text:style-name="T44"><text:s/>y que de hecho esta actitud está más vinculada a la<text:s/></text:span><text:soft-page-break/><text:span text:style-name="T45">destrucción del medio de subsistencia de los tiburones y a las actitudes irresponsables de las persona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TMLconformatoprevio" style:display-name="HTML con formato previo"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nb" style:country-asian="NO"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nb" style:country-asian="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Gutiérrez Gamero</meta:initial-creator>
    <dc:creator>Víctor Gutiérrez Gamero</dc:creator>
    <meta:creation-date>2024-01-31T19:04:00Z</meta:creation-date>
    <dc:date>2024-02-04T16:38:00Z</dc:date>
    <meta:template xlink:href="Normal" xlink:type="simple"/>
    <meta:editing-cycles>6</meta:editing-cycles>
    <meta:editing-duration>PT93540S</meta:editing-duration>
    <meta:document-statistic meta:page-count="3" meta:paragraph-count="9" meta:word-count="762" meta:character-count="4793" meta:row-count="33" meta:non-whitespace-character-count="4040"/>
  </office:meta>
</office:document-meta>
</file>